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5-08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5-04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5-03-12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5-01-2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4-10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4-08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1752" calcext:value-type="float">
            <text:p>145.0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4-05-1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9952" calcext:value-type="float">
            <text:p>145.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4-02-22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3416" calcext:value-type="float">
            <text:p>146.2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3-12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5608" calcext:value-type="float">
            <text:p>146.2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3-05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2-11-2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7688" calcext:value-type="float">
            <text:p>147.6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1-08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5184" calcext:value-type="float">
            <text:p>147.3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7776" calcext:value-type="float">
            <text:p>146.7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22352" calcext:value-type="float">
            <text:p>146.05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69776" calcext:value-type="float">
            <text:p>145.94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96944516129" calcext:value-type="float">
            <text:p>145.89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76688" calcext:value-type="float">
            <text:p>145.78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14585" calcext:value-type="float">
            <text:p>145.781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3814896552" calcext:value-type="float">
            <text:p>145.663814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676" calcext:value-type="float">
            <text:p>145.5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7725935484" calcext:value-type="float">
            <text:p>145.48772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44488" calcext:value-type="float">
            <text:p>145.4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445025" calcext:value-type="float">
            <text:p>145.3344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9156" calcext:value-type="float">
            <text:p>145.1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4580387097" calcext:value-type="float">
            <text:p>144.97458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5882064516" calcext:value-type="float">
            <text:p>144.74588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930322581" calcext:value-type="float">
            <text:p>144.578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334709677" calcext:value-type="float">
            <text:p>144.50833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845677419" calcext:value-type="float">
            <text:p>144.33184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0376774194" calcext:value-type="float">
            <text:p>144.230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0491034483" calcext:value-type="float">
            <text:p>144.1104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3182193548" calcext:value-type="float">
            <text:p>144.01318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65625" calcext:value-type="float">
            <text:p>143.946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01112" calcext:value-type="float">
            <text:p>143.7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333883871" calcext:value-type="float">
            <text:p>143.6933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3819096774" calcext:value-type="float">
            <text:p>143.55381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740516129" calcext:value-type="float">
            <text:p>143.437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8301935484" calcext:value-type="float">
            <text:p>143.238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3948" calcext:value-type="float">
            <text:p>143.0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8846193548" calcext:value-type="float">
            <text:p>142.84884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0760774194" calcext:value-type="float">
            <text:p>142.73076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434116129" calcext:value-type="float">
            <text:p>142.54434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1565428572" calcext:value-type="float">
            <text:p>142.391565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725677419" calcext:value-type="float">
            <text:p>142.22872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923483871" calcext:value-type="float">
            <text:p>142.099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9379612903" calcext:value-type="float">
            <text:p>141.97937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2740129032" calcext:value-type="float">
            <text:p>141.85274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5730909091" calcext:value-type="float">
            <text:p>141.7957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497032258" calcext:value-type="float">
            <text:p>141.59149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8125419355" calcext:value-type="float">
            <text:p>141.4081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3267354839" calcext:value-type="float">
            <text:p>141.25326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4221935484" calcext:value-type="float">
            <text:p>141.07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9034322581" calcext:value-type="float">
            <text:p>140.83903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8369548387" calcext:value-type="float">
            <text:p>140.6083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8614" calcext:value-type="float">
            <text:p>140.548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0978857143" calcext:value-type="float">
            <text:p>140.31097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3878" calcext:value-type="float">
            <text:p>139.993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1817806452" calcext:value-type="float">
            <text:p>139.8318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62688" calcext:value-type="float">
            <text:p>139.6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438075" calcext:value-type="float">
            <text:p>139.444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6601806452" calcext:value-type="float">
            <text:p>139.24660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0804" calcext:value-type="float">
            <text:p>139.02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8968" calcext:value-type="float">
            <text:p>138.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6695225806" calcext:value-type="float">
            <text:p>138.666695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4896774193" calcext:value-type="float">
            <text:p>138.484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3405241379" calcext:value-type="float">
            <text:p>138.313405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9379612903" calcext:value-type="float">
            <text:p>138.16937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1433032258" calcext:value-type="float">
            <text:p>138.03143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61936" calcext:value-type="float">
            <text:p>137.89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112275" calcext:value-type="float">
            <text:p>137.761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14088" calcext:value-type="float">
            <text:p>137.61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842075" calcext:value-type="float">
            <text:p>137.4784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082683871" calcext:value-type="float">
            <text:p>137.3108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6464" calcext:value-type="float">
            <text:p>137.17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0636387097" calcext:value-type="float">
            <text:p>137.04063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40848" calcext:value-type="float">
            <text:p>136.92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404825" calcext:value-type="float">
            <text:p>136.784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3799428571" calcext:value-type="float">
            <text:p>136.64379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3291870968" calcext:value-type="float">
            <text:p>136.53329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0643096774" calcext:value-type="float">
            <text:p>136.43064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9740903226" calcext:value-type="float">
            <text:p>136.38974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108283871" calcext:value-type="float">
            <text:p>136.3110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36824" calcext:value-type="float">
            <text:p>136.19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880258065" calcext:value-type="float">
            <text:p>136.02988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7289290323" calcext:value-type="float">
            <text:p>135.94728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4455483871" calcext:value-type="float">
            <text:p>135.814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8267096774" calcext:value-type="float">
            <text:p>135.708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4606193548" calcext:value-type="float">
            <text:p>135.59460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9493142857" calcext:value-type="float">
            <text:p>135.49949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0968516129" calcext:value-type="float">
            <text:p>135.420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4733" calcext:value-type="float">
            <text:p>135.404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51496" calcext:value-type="float">
            <text:p>135.38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5612903226" calcext:value-type="float">
            <text:p>135.36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172" calcext:value-type="float">
            <text:p>135.36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3589333333" calcext:value-type="float">
            <text:p>135.31358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6769806452" calcext:value-type="float">
            <text:p>135.25676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8632258065" calcext:value-type="float">
            <text:p>135.18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564425" calcext:value-type="float">
            <text:p>135.075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47464" calcext:value-type="float">
            <text:p>135.05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1071" calcext:value-type="float">
            <text:p>135.061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3485714286" calcext:value-type="float">
            <text:p>135.11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7967225806" calcext:value-type="float">
            <text:p>135.12796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498875" calcext:value-type="float">
            <text:p>135.1649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33744" calcext:value-type="float">
            <text:p>135.2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428283871" calcext:value-type="float">
            <text:p>135.2442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5724" calcext:value-type="float">
            <text:p>135.20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1483612903" calcext:value-type="float">
            <text:p>135.19148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754322581" calcext:value-type="float">
            <text:p>135.1697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826181818" calcext:value-type="float">
            <text:p>135.145826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0442285714" calcext:value-type="float">
            <text:p>134.82044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598709677" calcext:value-type="float">
            <text:p>134.809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7771096774" calcext:value-type="float">
            <text:p>134.78777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7487741936" calcext:value-type="float">
            <text:p>134.757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5692" calcext:value-type="float">
            <text:p>134.6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81864" calcext:value-type="float">
            <text:p>134.63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837935484" calcext:value-type="float">
            <text:p>134.57283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527725" calcext:value-type="float">
            <text:p>134.425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50096" calcext:value-type="float">
            <text:p>134.26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6225" calcext:value-type="float">
            <text:p>134.139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1672" calcext:value-type="float">
            <text:p>134.07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44665" calcext:value-type="float">
            <text:p>134.034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961714286" calcext:value-type="float">
            <text:p>133.96896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2966193548" calcext:value-type="float">
            <text:p>133.90296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93032" calcext:value-type="float">
            <text:p>133.7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28075" calcext:value-type="float">
            <text:p>133.691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5544" calcext:value-type="float">
            <text:p>133.6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75435" calcext:value-type="float">
            <text:p>133.507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571232" calcext:value-type="float">
            <text:p>133.42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7973793103" calcext:value-type="float">
            <text:p>133.2979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07725" calcext:value-type="float">
            <text:p>133.206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48976" calcext:value-type="float">
            <text:p>133.1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2146322581" calcext:value-type="float">
            <text:p>132.97214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5897428571" calcext:value-type="float">
            <text:p>132.85589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125975" calcext:value-type="float">
            <text:p>132.761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8919483871" calcext:value-type="float">
            <text:p>132.668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4304258065" calcext:value-type="float">
            <text:p>132.56430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7838193548" calcext:value-type="float">
            <text:p>132.4978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0752" calcext:value-type="float">
            <text:p>132.45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789935484" calcext:value-type="float">
            <text:p>132.2837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708645161" calcext:value-type="float">
            <text:p>132.11270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47856" calcext:value-type="float">
            <text:p>131.96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7769806452" calcext:value-type="float">
            <text:p>131.82776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336283871" calcext:value-type="float">
            <text:p>131.69336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5034580645" calcext:value-type="float">
            <text:p>131.52503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837142857" calcext:value-type="float">
            <text:p>131.393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685677419" calcext:value-type="float">
            <text:p>131.2406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72585" calcext:value-type="float">
            <text:p>131.2272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1443612903" calcext:value-type="float">
            <text:p>131.06144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685677419" calcext:value-type="float">
            <text:p>130.8596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779612903" calcext:value-type="float">
            <text:p>130.70177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461175" calcext:value-type="float">
            <text:p>130.624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6856" calcext:value-type="float">
            <text:p>130.5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2406" calcext:value-type="float">
            <text:p>130.50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82" calcext:value-type="float">
            <text:p>130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34175" calcext:value-type="float">
            <text:p>130.213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131586207" calcext:value-type="float">
            <text:p>130.146131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2561290323" calcext:value-type="float">
            <text:p>130.122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0496516129" calcext:value-type="float">
            <text:p>130.120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28362322581" calcext:value-type="float">
            <text:p>130.12836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0467612903" calcext:value-type="float">
            <text:p>130.11046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61712" calcext:value-type="float">
            <text:p>130.0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14475" calcext:value-type="float">
            <text:p>129.9361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2180129032" calcext:value-type="float">
            <text:p>129.75218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299354839" calcext:value-type="float">
            <text:p>129.69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6906666667" calcext:value-type="float">
            <text:p>129.766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3152" calcext:value-type="float">
            <text:p>129.6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" meta:object-count="0"/>
    <meta:user-defined meta:name="AppVersion">3.0</meta:user-defined>
  </office:meta>
</office:document-meta>
</file>